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5.5602in"/>
    </style:style>
    <style:style style:name="co4" style:family="table-column">
      <style:table-column-properties fo:break-before="auto" style:column-width="3.0043in"/>
    </style:style>
    <style:style style:name="co5" style:family="table-column">
      <style:table-column-properties fo:break-before="auto" style:column-width="1.4528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Panel</text:p>
          </table:table-cell>
          <table:table-cell table:style-name="ce1" office:value-type="string">
            <text:p>Switc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pecial Features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Model #</text:p>
          </table:table-cell>
          <table:table-cell table:style-name="ce1" office:value-type="string">
            <text:p>Source1</text:p>
          </table:table-cell>
          <table:table-cell table:style-name="ce1" office:value-type="string">
            <text:p>Source2</text:p>
          </table:table-cell>
          <table:table-cell table:style-name="ce1" office:value-type="string">
            <text:p>Source3</text:p>
          </table:table-cell>
          <table:table-cell table:style-name="ce1" office:value-type="string">
            <text:p>Source4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RPS/YAW</text:p>
          </table:table-cell>
          <table:table-cell table:style-name="ce2" office:value-type="string">
            <text:p>3-way toggle</text:p>
          </table:table-cell>
          <table:table-cell table:style-name="ce2" office:value-type="string">
            <text:p>Red ca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HVR</text:p>
          </table:table-cell>
          <table:table-cell table:style-name="ce2" office:value-type="string">
            <text:p>Approach Lights</text:p>
          </table:table-cell>
          <table:table-cell table:style-name="ce2" office:value-type="string">
            <text:p>2-way toggle</text:p>
          </table:table-cell>
          <table:table-cell table:style-name="ce2" office:value-type="string">
            <text:p>Funky bar thing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Q Fe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ALT HOLD</text:p>
          </table:table-cell>
          <table:table-cell office:value-type="string">
            <text:p>2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AFC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SAAHS</text:p>
          </table:table-cell>
          <table:table-cell office:value-type="string">
            <text:p>YAW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ROL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AAHS</text:p>
          </table:table-cell>
          <table:table-cell office:value-type="string">
            <text:p>PITCH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JPTL</text:p>
          </table:table-cell>
          <table:table-cell office:value-type="string">
            <text:p>2-way toggle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EMS</text:p>
          </table:table-cell>
          <table:table-cell office:value-type="string">
            <text:p>Push-Button?</text:p>
          </table:table-cell>
          <table:table-cell office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RUD TRIM</text:p>
          </table:table-cell>
          <table:table-cell office:value-type="string">
            <text:p>3-way momentary toggle</text:p>
          </table:table-cell>
          <table:table-cell office:value-type="string">
            <text:p>Spring-loaded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MAIN FUEL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Throttle Friction Knob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Throttle</text:p>
          </table:table-cell>
          <table:table-cell office:value-type="string">
            <text:p>Nozzle Friction Knob?</text:p>
          </table:table-cell>
          <table:table-cell office:value-type="string">
            <text:p>Knob</text:p>
          </table:table-cell>
          <table:table-cell office:value-type="string">
            <text:p>Mechanical linkage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ROP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lef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PUMP right</text:p>
          </table:table-cell>
          <table:table-cell office:value-type="string">
            <text:p>3-way toggle</text:p>
          </table:table-cell>
          <table:table-cell office:value-type="string">
            <text:p>Red caps, wedges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A/R (aerial refueling probe)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lef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FUEL</text:p>
          </table:table-cell>
          <table:table-cell office:value-type="string">
            <text:p>FUEL DUMP right</text:p>
          </table:table-cell>
          <table:table-cell office:value-type="string">
            <text:p>3-wa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FOR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XT LT</text:p>
          </table:table-cell>
          <table:table-cell office:value-type="string">
            <text:p>PO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NTI-C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XT LT</text:p>
          </table:table-cell>
          <table:table-cell office:value-type="string">
            <text:p>AUX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OXY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LIDS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OXY</text:p>
          </table:table-cell>
          <table:table-cell office:value-type="string">
            <text:p>ENG RP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OXY</text:p>
          </table:table-cell>
          <table:table-cell office:value-type="string">
            <text:p>EF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OXY</text:p>
          </table:table-cell>
          <table:table-cell office:value-type="string">
            <text:p>H20 DUMP</text:p>
          </table:table-cell>
          <table:table-cell office:value-type="string">
            <text:p>2-way toggle</text:p>
          </table:table-cell>
          <table:table-cell/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DECS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FUEL SHUT OFF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SEAT</text:p>
          </table:table-cell>
          <table:table-cell office:value-type="string">
            <text:p>SEAT ADJ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SEAT</text:p>
          </table:table-cell>
          <table:table-cell office:value-type="string">
            <text:p>EXT L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Flat blade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Power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office:value-type="string">
            <text:p>Cutler-Hammer Thick Barrel</text:p>
          </table:table-cell>
          <table:table-cell table:number-columns-repeated="1019"/>
        </table:table-row>
        <table:table-row table:style-name="ro1">
          <table:table-cell office:value-type="string">
            <text:p>GEAR</text:p>
          </table:table-cell>
          <table:table-cell office:value-type="string">
            <text:p>Emergency Jet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ANTISKI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GEAR</text:p>
          </table:table-cell>
          <table:table-cell office:value-type="string">
            <text:p>FLAPS BIT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GEAR</text:p>
          </table:table-cell>
          <table:table-cell office:value-type="string">
            <text:p>Down lock override</text:p>
          </table:table-cell>
          <table:table-cell office:value-type="string">
            <text:p>?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2O</text:p>
          </table:table-cell>
          <table:table-cell office:value-type="string">
            <text:p>3-way toggle</text:p>
          </table:table-cell>
          <table:table-cell/>
          <table:table-cell office:value-type="string">
            <text:p>Flat bar</text:p>
          </table:table-cell>
          <table:table-cell table:number-columns-repeated="1019"/>
        </table:table-row>
        <table:table-row table:style-name="ro1">
          <table:table-cell office:value-type="string">
            <text:p>H2O</text:p>
          </table:table-cell>
          <table:table-cell office:value-type="string">
            <text:p>COMBAT mode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A/G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NAV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HUD MODES</text:p>
          </table:table-cell>
          <table:table-cell office:value-type="string">
            <text:p>VSTOL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Master Arm</text:p>
          </table:table-cell>
          <table:table-cell office:value-type="string">
            <text:p>2-way toggle</text:p>
          </table:table-cell>
          <table:table-cell office:value-type="string">
            <text:p>Cam</text:p>
          </table:table-cell>
          <table:table-cell office:value-type="string">
            <text:p>Cutler-Hammer Cam</text:p>
          </table:table-cell>
          <table:table-cell table:number-columns-repeated="1019"/>
        </table:table-row>
        <table:table-row table:style-name="ro1">
          <table:table-cell office:value-type="string">
            <text:p>MASTER ARM</text:p>
          </table:table-cell>
          <table:table-cell office:value-type="string">
            <text:p>FLR SAL</text:p>
          </table:table-cell>
          <table:table-cell table:number-columns-repeated="1022"/>
        </table:table-row>
        <table:table-row table:style-name="ro1">
          <table:table-cell office:value-type="string">
            <text:p>MASTER CAUTION</text:p>
          </table:table-cell>
          <table:table-cell office:value-type="string">
            <text:p>Master Cauti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MASTER WARN</text:p>
          </table:table-cell>
          <table:table-cell office:value-type="string">
            <text:p>Master War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1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2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3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4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ODU</text:p>
          </table:table-cell>
          <table:table-cell office:value-type="string">
            <text:p>ODU5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1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2 VOL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1 Channel</text:p>
          </table:table-cell>
          <table:table-cell office:value-type="string">
            <text:p>Rotary Encounter with pull-out squel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OM2 Channel</text:p>
          </table:table-cell>
          <table:table-cell office:value-type="string">
            <text:p>Rotary Encounter with pull-out squel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M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OO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1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2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3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CLR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4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5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6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7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8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9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-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EN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0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TN.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ON/O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IF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T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AWL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WP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WOF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BC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ALT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EM CON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UFC</text:p>
          </table:table-cell>
          <table:table-cell office:value-type="string">
            <text:p>I/P</text:p>
          </table:table-cell>
          <table:table-cell office:value-type="string">
            <text:p>micro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MODE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FUZ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QTY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MULT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1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2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NTV3</text:p>
          </table:table-cell>
          <table:table-cell office:value-type="string">
            <text:p>3-way momentary toggle</text:p>
          </table:table-cell>
          <table:table-cell office:value-type="string">
            <text:p>Red caps</text:p>
          </table:table-cell>
          <table:table-cell office:value-type="string">
            <text:p>Squared</text:p>
          </table:table-cell>
          <table:table-cell table:number-columns-repeated="1019"/>
        </table:table-row>
        <table:table-row table:style-name="ro1">
          <table:table-cell office:value-type="string">
            <text:p>ARMT</text:p>
          </table:table-cell>
          <table:table-cell office:value-type="string">
            <text:p>IR COO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RMT</text:p>
          </table:table-cell>
          <table:table-cell office:value-type="string">
            <text:p>MAN knob?</text:p>
          </table:table-cell>
          <table:table-cell office:value-type="string">
            <text:p>5-way rotary switch</text:p>
          </table:table-cell>
          <table:table-cell table:number-columns-repeated="1021"/>
        </table:table-row>
        <table:table-row table:style-name="ro1">
          <table:table-cell office:value-type="string">
            <text:p>ARMT</text:p>
          </table:table-cell>
          <table:table-cell office:value-type="string">
            <text:p>JETT</text:p>
          </table:table-cell>
          <table:table-cell office:value-type="string">
            <text:p>5-way rotary switch + center push</text:p>
          </table:table-cell>
          <table:table-cell table:number-columns-repeated="2"/>
          <table:table-cell office:value-type="string">
            <text:p>P1-90166</text:p>
          </table:table-cell>
          <table:table-cell office:value-type="string">
            <text:p>Otto Controls</text:p>
          </table:table-cell>
          <table:table-cell table:number-columns-repeated="1017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1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2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3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4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5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6</text:p>
          </table:table-cell>
          <table:table-cell table:number-columns-repeated="1022"/>
        </table:table-row>
        <table:table-row table:style-name="ro1">
          <table:table-cell office:value-type="string">
            <text:p>ARMT</text:p>
          </table:table-cell>
          <table:table-cell office:value-type="string">
            <text:p>STATION7</text:p>
          </table:table-cell>
          <table:table-cell table:number-columns-repeated="1022"/>
        </table:table-row>
        <table:table-row table:style-name="ro1">
          <table:table-cell office:value-type="string">
            <text:p>ENG</text:p>
          </table:table-cell>
          <table:table-cell office:value-type="string">
            <text:p>BR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RWR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XP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RWR</text:p>
          </table:table-cell>
          <table:table-cell office:value-type="string">
            <text:p>ECM</text:p>
          </table:table-cell>
          <table:table-cell office:value-type="string">
            <text:p>5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7-way rotary knob</text:p>
          </table:table-cell>
          <table:table-cell office:value-type="string">
            <text:p>7-way rotary switch knob</text:p>
          </table:table-cell>
          <table:table-cell table:number-columns-repeated="1021"/>
        </table:table-row>
        <table:table-row table:style-name="ro1">
          <table:table-cell office:value-type="string">
            <text:p>FUELQTY</text:p>
          </table:table-cell>
          <table:table-cell office:value-type="string">
            <text:p>BINGO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REJECT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HUD/DIM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NIGHT/DAY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VIDEO BG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VIDEO CON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HUD</text:p>
          </table:table-cell>
          <table:table-cell office:value-type="string">
            <text:p>AL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FLIR</text:p>
          </table:table-cell>
          <table:table-cell office:value-type="string">
            <text:p>FLIR POWER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INS</text:p>
          </table:table-cell>
          <table:table-cell office:value-type="string">
            <text:p>VRS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PCD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M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D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PRB H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MC OVRD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S</text:p>
          </table:table-cell>
          <table:table-cell office:value-type="string">
            <text:p>INS ALIGN</text:p>
          </table:table-cell>
          <table:table-cell office:value-type="string">
            <text:p>9-way rotary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AIL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STAB TRIM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RUD SVO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FLAPS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SP BRK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L G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TRIMS</text:p>
          </table:table-cell>
          <table:table-cell office:value-type="string">
            <text:p>RH PROBE HEAT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DC TES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BATT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GEN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ELEC</text:p>
          </table:table-cell>
          <table:table-cell office:value-type="string">
            <text:p>ENG ST</text:p>
          </table:table-cell>
          <table:table-cell office:value-type="string">
            <text:p>2-way toggle mag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ELEC</text:p>
          </table:table-cell>
          <table:table-cell office:value-type="string">
            <text:p>APU GEN</text:p>
          </table:table-cell>
          <table:table-cell office:value-type="string">
            <text:p>3-way momentary toggle</text:p>
          </table:table-cell>
          <table:table-cell office:value-type="string">
            <text:p>electromagnetic hold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KY2 CODE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ACNIP</text:p>
          </table:table-cell>
          <table:table-cell office:value-type="string">
            <text:p>MODE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PRGM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1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DIPH 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ZERO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ACNIP</text:p>
          </table:table-cell>
          <table:table-cell office:value-type="string">
            <text:p>KY1/KY2</text:p>
          </table:table-cell>
          <table:table-cell office:value-type="string">
            <text:p>2-way toggle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VOL KNOB</text:p>
          </table:table-cell>
          <table:table-cell office:value-type="string">
            <text:p>Potentiometer Knob with pull out squelch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MODE</text:p>
          </table:table-cell>
          <table:table-cell office:value-type="string">
            <text:p>7-way rotary switch knob with pull zero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-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“&gt;” button</text:p>
          </table:table-cell>
          <table:table-cell office:value-type="string">
            <text:p>Momentary push button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CHAN/FREQ</text:p>
          </table:table-cell>
          <table:table-cell office:value-type="string">
            <text:p>Rotary encoder</text:p>
          </table:table-cell>
          <table:table-cell table:number-columns-repeated="1021"/>
        </table:table-row>
        <table:table-row table:style-name="ro1">
          <table:table-cell office:value-type="string">
            <text:p>V/UHF</text:p>
          </table:table-cell>
          <table:table-cell office:value-type="string">
            <text:p>PRST</text:p>
          </table:table-cell>
          <table:table-cell office:value-type="string">
            <text:p>7-way rotary switch knob w/pull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RADIO VOL</text:p>
          </table:table-cell>
          <table:table-cell office:value-type="string">
            <text:p>2-way rotary encoder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MIC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EMER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MIC/IFF</text:p>
          </table:table-cell>
          <table:table-cell office:value-type="string">
            <text:p>ZERO</text:p>
          </table:table-cell>
          <table:table-cell office:value-type="string">
            <text:p>3-way toggle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LTS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INTR LT</text:p>
          </table:table-cell>
          <table:table-cell office:value-type="string">
            <text:p>INST PN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CONSL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FLD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INTR LT</text:p>
          </table:table-cell>
          <table:table-cell office:value-type="string">
            <text:p>WARN/CAUT</text:p>
          </table:table-cell>
          <table:table-cell office:value-type="string">
            <text:p>Potentiometer Knob with reverse off detent?</text:p>
          </table:table-cell>
          <table:table-cell table:number-columns-repeated="1021"/>
        </table:table-row>
        <table:table-row table:style-name="ro1">
          <table:table-cell office:value-type="string">
            <text:p>ECS</text:p>
          </table:table-cell>
          <table:table-cell office:value-type="string">
            <text:p>ECS KNOB</text:p>
          </table:table-cell>
          <table:table-cell office:value-type="string">
            <text:p>Potentiometer Knob</text:p>
          </table:table-cell>
          <table:table-cell table:number-columns-repeated="1021"/>
        </table:table-row>
        <table:table-row table:style-name="ro1">
          <table:table-cell office:value-type="string">
            <text:p>ECS</text:p>
          </table:table-cell>
          <table:table-cell office:value-type="string">
            <text:p>FWD EQUIP RESE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DFOG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AFT EQUIP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CS</text:p>
          </table:table-cell>
          <table:table-cell office:value-type="string">
            <text:p>PRES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cording knob</text:p>
          </table:table-cell>
          <table:table-cell office:value-type="string">
            <text:p>6-way rotary knob</text:p>
          </table:table-cell>
          <table:table-cell table:number-columns-repeated="1021"/>
        </table:table-row>
        <table:table-row table:style-name="ro1">
          <table:table-cell office:value-type="string">
            <text:p>VIDEOREC</text:p>
          </table:table-cell>
          <table:table-cell office:value-type="string">
            <text:p>Remote/Local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DSP/FLT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CNI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STORES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MISC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JPTL TEST</text:p>
          </table:table-cell>
          <table:table-cell office:value-type="string">
            <text:p>3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DSP/FLT</text:p>
          </table:table-cell>
          <table:table-cell office:value-type="string">
            <text:p>IGN ISO</text:p>
          </table:table-cell>
          <table:table-cell office:value-type="string">
            <text:p>2-way toggle</text:p>
          </table:table-cell>
          <table:table-cell office:value-type="string">
            <text:p>Red caps</text:p>
          </table:table-cell>
          <table:table-cell table:number-columns-repeated="1020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ION ARM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EJECTION SEAT</text:p>
          </table:table-cell>
          <table:table-cell office:value-type="string">
            <text:p>EJECT PULL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LGEMER</text:p>
          </table:table-cell>
          <table:table-cell office:value-type="string">
            <text:p>LG EMER BATT LIFT</text:p>
          </table:table-cell>
          <table:table-cell office:value-type="string">
            <text:p>2-way contact switch</text:p>
          </table:table-cell>
          <table:table-cell table:number-columns-repeated="1021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1">
          <table:table-cell office:value-type="string">
            <text:p>MFD1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1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2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3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4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5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6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7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8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19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FUNC20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GAIN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CONT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NGT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+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SYM-</text:p>
          </table:table-cell>
          <table:table-cell table:number-columns-repeated="1022"/>
        </table:table-row>
        <table:table-row table:style-name="ro1">
          <table:table-cell office:value-type="string">
            <text:p>MFD2</text:p>
          </table:table-cell>
          <table:table-cell office:value-type="string">
            <text:p>OFF/BRT</text:p>
          </table:table-cell>
          <table:table-cell office:value-type="string">
            <text:p>Potentiometer Knob with off detent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witch </text:p>
          </table:table-cell>
          <table:table-cell table:number-columns-repeated="3"/>
        </table:table-row>
        <table:table-row table:style-name="ro1">
          <table:table-cell office:value-type="string">
            <text:p>T9-MS1-23</text:p>
          </table:table-cell>
          <table:table-cell office:value-type="string">
            <text:p>ON/ON toggle</text:p>
          </table:table-cell>
          <table:table-cell office:value-type="string">
            <text:p>15/32” thread</text:p>
          </table:table-cell>
          <table:table-cell office:value-type="string">
            <text:p>SPDT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3/15/2022</text:date>, <text:time>19:5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Tatum</meta:initial-creator>
    <meta:creation-date>2022-02-13T06:43:17.85</meta:creation-date>
    <dc:date>2022-03-15T19:54:39.87</dc:date>
    <dc:creator>Jason Tatum</dc:creator>
    <meta:editing-duration>PT14H19M44S</meta:editing-duration>
    <meta:editing-cycles>89</meta:editing-cycles>
    <meta:generator>OpenOffice/4.1.11$Win32 OpenOffice.org_project/4111m1$Build-9808</meta:generator>
    <meta:document-statistic meta:table-count="3" meta:cell-count="716" meta:object-count="0"/>
  </office:meta>
</office:document-meta>
</file>